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013E65784EB999EEBF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Endnote">
      <style:paragraph-properties fo:text-align="justify" style:justify-single-word="false"/>
      <style:text-properties style:font-name="Calibri" officeooo:paragraph-rsid="00060ea8" style:font-name-complex="Calibri"/>
    </style:style>
    <style:style style:name="P2" style:family="paragraph" style:parent-style-name="Endnote">
      <style:paragraph-properties fo:text-align="justify" style:justify-single-word="false"/>
      <style:text-properties style:font-name="Calibri" officeooo:paragraph-rsid="0007abb1" style:font-name-complex="Calibri"/>
    </style:style>
    <style:style style:name="P3" style:family="paragraph" style:parent-style-name="Endnote">
      <style:paragraph-properties fo:text-align="justify" style:justify-single-word="false"/>
      <style:text-properties style:font-name="Calibri" officeooo:paragraph-rsid="0007b9c9" style:font-name-complex="Calibri"/>
    </style:style>
    <style:style style:name="P4" style:family="paragraph" style:parent-style-name="Endnote">
      <style:paragraph-properties fo:text-align="justify" style:justify-single-word="false"/>
      <style:text-properties officeooo:paragraph-rsid="00042b84"/>
    </style:style>
    <style:style style:name="P5" style:family="paragraph" style:parent-style-name="Endnote">
      <style:paragraph-properties fo:text-align="justify" style:justify-single-word="false"/>
      <style:text-properties officeooo:paragraph-rsid="00060ea8"/>
    </style:style>
    <style:style style:name="P6" style:family="paragraph" style:parent-style-name="Endnote">
      <style:paragraph-properties fo:text-align="justify" style:justify-single-word="false"/>
      <style:text-properties officeooo:paragraph-rsid="0007abb1"/>
    </style:style>
    <style:style style:name="P7" style:family="paragraph" style:parent-style-name="Endnote">
      <style:paragraph-properties fo:text-align="justify" style:justify-single-word="false"/>
      <style:text-properties style:use-window-font-color="true" style:font-name="Calibri" officeooo:paragraph-rsid="00042b84" fo:background-color="#ffff00" style:font-name-complex="Calibri"/>
    </style:style>
    <style:style style:name="P8" style:family="paragraph" style:parent-style-name="Endnote">
      <style:paragraph-properties fo:text-align="center" style:justify-single-word="false"/>
      <style:text-properties style:use-window-font-color="true" style:font-name="Calibri" fo:font-size="18pt" fo:font-style="italic" style:text-underline-style="solid" style:text-underline-width="auto" style:text-underline-color="font-color" fo:font-weight="bold" officeooo:rsid="000883b0" officeooo:paragraph-rsid="000883b0" fo:background-color="transparent" style:font-size-asian="15.75pt" style:font-style-asian="italic" style:font-weight-asian="bold" style:font-name-complex="Calibri" style:font-size-complex="18pt" style:font-style-complex="italic" style:font-weight-complex="bold"/>
    </style:style>
    <style:style style:name="P9" style:family="paragraph" style:parent-style-name="Endnote">
      <style:paragraph-properties fo:text-align="justify" style:justify-single-word="false"/>
      <style:text-properties style:font-name="Calibri" officeooo:paragraph-rsid="0007b9c9" style:font-name-complex="Calibri"/>
    </style:style>
    <style:style style:name="P10" style:family="paragraph" style:parent-style-name="Endnote">
      <style:paragraph-properties fo:text-align="justify" style:justify-single-word="false"/>
      <style:text-properties style:font-name="Calibri" officeooo:paragraph-rsid="000a21d6" style:font-name-complex="Calibri"/>
    </style:style>
    <style:style style:name="T1" style:family="text">
      <style:text-properties style:use-window-font-color="true" style:font-name="Calibri" fo:background-color="#ffff00" loext:char-shading-value="0" style:font-name-complex="Calibri"/>
    </style:style>
    <style:style style:name="T2" style:family="text">
      <style:text-properties style:use-window-font-color="true" style:font-name="Calibri" officeooo:rsid="000883b0" fo:background-color="#ffff00" loext:char-shading-value="0" style:font-name-complex="Calibri"/>
    </style:style>
    <style:style style:name="T3" style:family="text">
      <style:text-properties style:font-name="Calibri" fo:background-color="#ffff00" loext:char-shading-value="0" style:font-name-complex="Calibri"/>
    </style:style>
    <style:style style:name="T4" style:family="text">
      <style:text-properties style:font-name="Calibri" officeooo:rsid="000883b0" fo:background-color="#ffff00" loext:char-shading-value="0" style:font-name-complex="Calibri"/>
    </style:style>
    <style:style style:name="T5" style:family="text">
      <style:text-properties style:font-name="Calibri" fo:background-color="transparent" loext:char-shading-value="0" style:font-name-complex="Calibri"/>
    </style:style>
    <style:style style:name="T6" style:family="text">
      <style:text-properties style:font-name="Calibri" officeooo:rsid="00060ea8" fo:background-color="transparent" loext:char-shading-value="0" style:font-name-complex="Calibri"/>
    </style:style>
    <style:style style:name="T7" style:family="text">
      <style:text-properties style:font-name="Calibri" officeooo:rsid="0007abb1" fo:background-color="transparent" loext:char-shading-value="0" style:font-name-complex="Calibri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60ea8" fo:background-color="transparent" loext:char-shading-value="0"/>
    </style:style>
    <style:style style:name="T10" style:family="text">
      <style:text-properties officeooo:rsid="0007abb1" fo:background-color="transparent" loext:char-shading-value="0"/>
    </style:style>
    <style:style style:name="T11" style:family="text">
      <style:text-properties officeooo:rsid="0007b9c9" fo:background-color="transparent" loext:char-shading-value="0"/>
    </style:style>
    <style:style style:name="T12" style:family="text">
      <style:text-properties officeooo:rsid="000a21d6" fo:background-color="transparent" loext:char-shading-value="0"/>
    </style:style>
    <style:style style:name="T13" style:family="text">
      <style:text-properties style:text-line-through-style="none" style:text-line-through-type="none" fo:font-style="italic" style:text-underline-style="solid" style:text-underline-width="auto" style:text-underline-color="font-color" fo:font-weight="bold" officeooo:rsid="000a21d6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style:text-line-through-style="none" style:text-line-through-type="none" fo:font-size="13pt" fo:font-style="italic" style:text-underline-style="solid" style:text-underline-width="auto" style:text-underline-color="font-color" fo:font-weight="bold" officeooo:rsid="000a21d6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style:text-line-through-style="none" style:text-line-through-type="none" fo:font-size="13pt" fo:font-style="italic" fo:font-weight="bold" officeooo:rsid="000a21d6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style:text-line-through-style="none" style:text-line-through-type="none" fo:font-size="13pt" fo:font-style="italic" style:text-underline-style="none" fo:font-weight="bold" officeooo:rsid="000a21d6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style:text-line-through-style="none" style:text-line-through-type="none" fo:font-size="13pt" style:text-underline-style="none" fo:font-weight="bold" officeooo:rsid="000a21d6" fo:background-color="transparent" loext:char-shading-value="0" style:font-size-asian="13pt" style:font-weight-asian="bold" style:font-size-complex="13pt" style:font-weight-complex="bold"/>
    </style:style>
    <style:style style:name="T18" style:family="text">
      <style:text-properties style:text-line-through-style="none" style:text-line-through-type="none" fo:font-size="13pt" fo:font-style="normal" style:text-underline-style="none" fo:font-weight="bold" officeooo:rsid="000a21d6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style:text-line-through-style="none" style:text-line-through-type="none" fo:font-size="13pt" fo:font-style="normal" style:text-underline-style="none" officeooo:rsid="000a21d6" fo:background-color="transparent" loext:char-shading-value="0" style:font-size-asian="13pt" style:font-style-asian="normal" style:font-size-complex="13pt" style:font-style-complex="normal"/>
    </style:style>
    <style:style style:name="T20" style:family="text">
      <style:text-properties style:text-line-through-style="none" style:text-line-through-type="none" fo:font-size="13pt" fo:font-style="normal" style:text-underline-style="none" fo:font-weight="normal" officeooo:rsid="000a21d6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style:text-line-through-style="none" style:text-line-through-type="none" fo:font-style="normal" style:text-underline-style="none" fo:font-weight="normal" officeooo:rsid="000a21d6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ize="12pt" fo:font-style="normal" style:text-underline-style="none" fo:font-weight="normal" officeooo:rsid="000a21d6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8">ANALYSE SPACE INVADER (TP d03)</text:p>
      <text:p text:style-name="P7"/>
      <text:p text:style-name="P4"><text:span text:style-name="T2">*U</text:span><text:span text:style-name="T1">ne introduction apparaitra à l’écran, expliquant l’histoire du jeu.</text:span></text:p>
      <text:p text:style-name="Endnote">Notre planète est en péril!</text:p>
      <text:p text:style-name="Endnote"/>
      <text:p text:style-name="Endnote"><text:span text:style-name="Police_20_par_20_défaut">Une armée de martien a décidé d’envahir la terre. Vous êtes toutefois le héro de la situation et la seule personne capable d’anéantir ces vilains «intragalactiques».</text:span></text:p>
      <text:p text:style-name="Endnote"><text:span text:style-name="Police_20_par_20_défaut"/></text:p>
      <text:p text:style-name="P5"><text:span text:style-name="Police_20_par_20_défaut"><text:span text:style-name="T4">*U</text:span></text:span><text:span text:style-name="Police_20_par_20_défaut"><text:span text:style-name="T3">n menu sera affiché au joueur</text:span></text:span></text:p>
      <text:p text:style-name="P5"><text:span text:style-name="Police_20_par_20_défaut"><text:span text:style-name="T5">-démarrer une partie,</text:span></text:span></text:p>
      <text:p text:style-name="P5"><text:span text:style-name="Police_20_par_20_défaut"><text:span text:style-name="T5"/></text:span></text:p>
      <text:p text:style-name="P5"><text:span text:style-name="Police_20_par_20_défaut"><text:span text:style-name="T5">-changer le niveau de difficulté du jeu </text:span></text:span><text:span text:style-name="Police_20_par_20_défaut"><text:span text:style-name="T6">( L’utilisateur aura le choix entre trois niveaux de difficultés)</text:span></text:span></text:p>
      <text:p text:style-name="P5"><text:span text:style-name="Police_20_par_20_défaut"><text:span text:style-name="T6"/></text:span></text:p>
      <text:p text:style-name="P5"><text:span text:style-name="Police_20_par_20_défaut"><text:span text:style-name="T5">-afficher le mode d’emploi</text:span></text:span></text:p>
      <text:p text:style-name="P5"><text:span text:style-name="Police_20_par_20_défaut"><text:span text:style-name="T5"/></text:span></text:p>
      <text:p text:style-name="P5"><text:span text:style-name="Police_20_par_20_défaut"><text:span text:style-name="T3">*Durant une partie</text:span></text:span></text:p>
      <text:p text:style-name="P5"><text:span text:style-name="Police_20_par_20_défaut"><text:span text:style-name="T5">-</text:span></text:span><text:span text:style-name="Police_20_par_20_défaut"><text:span text:style-name="T7">E</text:span></text:span><text:span text:style-name="Police_20_par_20_défaut"><text:span text:style-name="T5">xtraterrestres apparaissent aléatoirement à l’écran.</text:span></text:span></text:p>
      <text:p text:style-name="P5"><text:span text:style-name="Police_20_par_20_défaut"><text:span text:style-name="T5"/></text:span></text:p>
      <text:p text:style-name="P5"><text:span text:style-name="Police_20_par_20_défaut"><text:span text:style-name="T5">-</text:span></text:span><text:span text:style-name="Police_20_par_20_défaut"><text:span text:style-name="T7">V</text:span></text:span><text:span text:style-name="Police_20_par_20_défaut"><text:span text:style-name="T5">aisseau sera capable d’envoyer des lasers.</text:span></text:span></text:p>
      <text:p text:style-name="P5"><text:span text:style-name="Police_20_par_20_défaut"><text:span text:style-name="T5"/></text:span></text:p>
      <text:p text:style-name="P5"><text:span text:style-name="Police_20_par_20_défaut"><text:span text:style-name="T5">-</text:span></text:span><text:span text:style-name="Police_20_par_20_défaut"><text:span text:style-name="T7">L</text:span></text:span><text:span text:style-name="Police_20_par_20_défaut"><text:span text:style-name="T5">es extraterrestres se défendront et tireront eux aussi.</text:span></text:span></text:p>
      <text:p text:style-name="P5"><text:span text:style-name="Police_20_par_20_défaut"><text:span text:style-name="T5"/></text:span></text:p>
      <text:p text:style-name="P5"><text:span text:style-name="Police_20_par_20_défaut"><text:span text:style-name="T5">-Plus le niveau est élevé, plus les extraterrestres apparaissent rapidement à l'écran et </text:span></text:span><text:span text:style-name="Police_20_par_20_défaut"><text:span text:style-name="T7">tirons</text:span></text:span><text:span text:style-name="Police_20_par_20_défaut"><text:span text:style-name="T6"> plus</text:span></text:span><text:span text:style-name="Police_20_par_20_défaut"><text:span text:style-name="T5"> </text:span></text:span></text:p>
      <text:p text:style-name="P6"><text:span text:style-name="Police_20_par_20_défaut"><text:span text:style-name="T5"><text:s text:c="3"/>rapidement. </text:span></text:span></text:p>
      <text:p text:style-name="P6"><text:span text:style-name="Police_20_par_20_défaut"><text:span text:style-name="T5"/></text:span></text:p>
      <text:p text:style-name="P1"><text:span text:style-name="Police_20_par_20_défaut"><text:span text:style-name="T8">-</text:span></text:span><text:span text:style-name="Police_20_par_20_défaut"><text:span text:style-name="T10">A</text:span></text:span><text:span text:style-name="Police_20_par_20_défaut"><text:span text:style-name="T8">u moins deux types d’extraterrestre ayant des valeurs différentes</text:span></text:span><text:span text:style-name="Police_20_par_20_défaut"><text:span text:style-name="T9">(en terme de point </text:span></text:span><text:span text:style-name="Police_20_par_20_défaut"><text:span text:style-name="T10">attribué</text:span></text:span><text:span text:style-name="Police_20_par_20_défaut"><text:span text:style-name="T9">).</text:span></text:span></text:p>
      <text:p text:style-name="P1"><text:span text:style-name="Police_20_par_20_défaut"><text:span text:style-name="T9"/></text:span></text:p>
      <text:p text:style-name="P2"><text:span text:style-name="Police_20_par_20_défaut"><text:span text:style-name="T9">-Lorsque vous en éliminez un </text:span></text:span><text:span text:style-name="Police_20_par_20_défaut"><text:span text:style-name="T10">envahisseur</text:span></text:span><text:span text:style-name="Police_20_par_20_défaut"><text:span text:style-name="T9">, sa valeur en points devra être ajouté à votre pointage <text:s text:c="6"/></text:span></text:span></text:p>
      <text:p text:style-name="P2"><text:span text:style-name="Police_20_par_20_défaut"><text:span text:style-name="T9"><text:s text:c="3"/></text:span></text:span><text:span text:style-name="Police_20_par_20_défaut"><text:span text:style-name="T10">afficher</text:span></text:span><text:span text:style-name="Police_20_par_20_défaut"><text:span text:style-name="T9">. </text:span></text:span></text:p>
      <text:p text:style-name="P2"><text:span text:style-name="Police_20_par_20_défaut"><text:span text:style-name="T9"/></text:span></text:p>
      <text:p text:style-name="P3"><text:span text:style-name="Police_20_par_20_défaut"><text:span text:style-name="T9">-La règle de base veut que si le nombre d’extraterrestre affiché à l’écran atteint 15, vous perdez la </text:span></text:span></text:p>
      <text:p text:style-name="P3"><text:span text:style-name="Police_20_par_20_défaut"><text:span text:style-name="T9"><text:s text:c="3"/>partie et vous perdez la moitié de vos points accumulés.</text:span></text:span></text:p>
      <text:p text:style-name="P3"><text:span text:style-name="Police_20_par_20_défaut"><text:span text:style-name="T9"/></text:span></text:p>
      <text:p text:style-name="P3"><text:span text:style-name="Police_20_par_20_défaut"><text:span text:style-name="T9">-</text:span></text:span><text:span text:style-name="Police_20_par_20_défaut"><text:span text:style-name="T11">S</text:span></text:span><text:span text:style-name="Police_20_par_20_défaut"><text:span text:style-name="T9">i vous détruisez tous les extraterrestres, vous gagnez, et vos points sont multipliés par 2.</text:span></text:span></text:p>
      <text:p text:style-name="P3"><text:span text:style-name="Police_20_par_20_défaut"><text:span text:style-name="T9"/></text:span></text:p>
      <text:p text:style-name="P3"><text:span text:style-name="Police_20_par_20_défaut"><text:span text:style-name="T9">-</text:span></text:span><text:span text:style-name="Police_20_par_20_défaut"><text:span text:style-name="T11">L</text:span></text:span><text:span text:style-name="Police_20_par_20_défaut"><text:span text:style-name="T9">orsque qu’une partie est terminée, le joueur doit pouvoir recommencer une partie sans avoir à </text:span></text:span></text:p>
      <text:p text:style-name="P3"><text:span text:style-name="Police_20_par_20_défaut"><text:span text:style-name="T9"><text:s text:c="3"/>quitter l’application.</text:span></text:span></text:p>
      <text:p text:style-name="P3"><text:span text:style-name="Police_20_par_20_défaut"><text:span text:style-name="T9"/></text:span></text:p>
      <text:p text:style-name="P10"><text:span text:style-name="Police_20_par_20_défaut"><text:span text:style-name="T12"/></text:span></text:p>
      <text:p text:style-name="P10"><text:span text:style-name="Police_20_par_20_défaut"><text:span text:style-name="T12"/></text:span></text:p>
      <text:p text:style-name="P10"><text:span text:style-name="Police_20_par_20_défaut"><text:span text:style-name="T12"/></text:span></text:p>
      <text:p text:style-name="P10"><text:span text:style-name="Police_20_par_20_défaut"><text:span text:style-name="T12"/></text:span></text:p>
      <text:p text:style-name="P10"><text:span text:style-name="Police_20_par_20_défaut"><text:span text:style-name="T12"/></text:span></text:p>
      <text:p text:style-name="P10"><text:span text:style-name="Police_20_par_20_défaut"><text:span text:style-name="T12"/></text:span></text:p>
      <text:p text:style-name="P3"><text:soft-page-break/><text:span text:style-name="Police_20_par_20_défaut"><text:span text:style-name="T9"/></text:span></text:p>
      <text:p text:style-name="P10"><text:span text:style-name="Police_20_par_20_défaut"><text:span text:style-name="T14">Palette de couleur :</text:span></text:span><draw:frame draw:style-name="fr1" draw:name="Image1" text:anchor-type="char" svg:x="5.514cm" svg:y="0.026cm" svg:width="7.355cm" svg:height="0.503cm" draw:z-index="0"><draw:image xlink:href="Pictures/100002010000011600000013E65784EB999EEBF7.png" xlink:type="simple" xlink:show="embed" xlink:actuate="onLoad" loext:mime-type="image/png"/></draw:frame></text:p>
      <text:p text:style-name="P10"><text:span text:style-name="Police_20_par_20_défaut"><text:span text:style-name="T14"/></text:span></text:p>
      <text:p text:style-name="P10"><text:span text:style-name="Police_20_par_20_défaut"><text:span text:style-name="T22">Frame Work <text:tab/><text:tab/>= 137</text:span></text:span></text:p>
      <text:p text:style-name="P10"><text:span text:style-name="Police_20_par_20_défaut"><text:span text:style-name="T22">Extraterrestre <text:tab/><text:tab/>= 140</text:span></text:span></text:p>
      <text:p text:style-name="P10"><text:span text:style-name="Police_20_par_20_défaut"><text:span text:style-name="T22">Vaisseau<text:tab/><text:tab/>= 138</text:span></text:span></text:p>
      <text:p text:style-name="P10"><text:span text:style-name="Police_20_par_20_défaut"><text:span text:style-name="T22">Missile vaisseau <text:tab/>= 139</text:span></text:span></text:p>
      <text:p text:style-name="P10"><text:span text:style-name="Police_20_par_20_défaut"><text:span text:style-name="T22">missile extraterrestre <text:tab/>= 142</text:span></text:span></text:p>
      <text:p text:style-name="P10"><text:span text:style-name="Police_20_par_20_défaut"><text:span text:style-name="T22">Écriture<text:tab/><text:tab/>= 143 </text:span></text:span></text:p>
      <text:p text:style-name="P10"><text:span text:style-name="Police_20_par_20_défaut"><text:span text:style-name="T22"/></text:span></text:p>
      <text:p text:style-name="P10"><text:span text:style-name="Police_20_par_20_défaut"><text:span text:style-name="T22"/></text:span></text:p>
      <text:p text:style-name="P10"><text:span text:style-name="Police_20_par_20_défaut"><text:span text:style-name="T14"/></text:span></text:p>
      <text:p text:style-name="P10"><text:span text:style-name="Police_20_par_20_défaut"><text:span text:style-name="T14"/></text:span></text:p>
      <text:p text:style-name="P10"><text:span text:style-name="Police_20_par_20_défaut"><text:span text:style-name="T1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8T17:49:59.100000000</meta:creation-date>
    <dc:date>2022-08-18T18:42:19.882000000</dc:date>
    <meta:editing-duration>PT15M40S</meta:editing-duration>
    <meta:editing-cycles>3</meta:editing-cycles>
    <meta:generator>LibreOffice/6.4.4.2$Windows_X86_64 LibreOffice_project/3d775be2011f3886db32dfd395a6a6d1ca2630ff</meta:generator>
    <meta:document-statistic meta:table-count="0" meta:image-count="1" meta:object-count="0" meta:page-count="2" meta:paragraph-count="29" meta:word-count="228" meta:character-count="1494" meta:non-whitespace-character-count="1262"/>
  </office:meta>
</office:document-meta>
</file>